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a7ca" officeooo:paragraph-rsid="0013a7ca"/>
    </style:style>
    <style:style style:name="P2" style:family="paragraph" style:parent-style-name="Standard">
      <style:text-properties officeooo:rsid="00157d1e" officeooo:paragraph-rsid="00157d1e"/>
    </style:style>
    <style:style style:name="P3" style:family="paragraph" style:parent-style-name="Standard">
      <style:text-properties officeooo:rsid="00176473" officeooo:paragraph-rsid="00176473"/>
    </style:style>
    <style:style style:name="P4" style:family="paragraph" style:parent-style-name="Standard">
      <style:text-properties officeooo:rsid="00192d3c" officeooo:paragraph-rsid="00192d3c"/>
    </style:style>
    <style:style style:name="P5" style:family="paragraph" style:parent-style-name="Standard">
      <style:text-properties officeooo:rsid="001a3bfb" officeooo:paragraph-rsid="001a3bfb"/>
    </style:style>
    <style:style style:name="P6" style:family="paragraph" style:parent-style-name="Standard">
      <style:text-properties officeooo:rsid="001c1a19" officeooo:paragraph-rsid="001c1a19"/>
    </style:style>
    <style:style style:name="P7" style:family="paragraph" style:parent-style-name="Standard">
      <style:text-properties officeooo:rsid="001c1a19" officeooo:paragraph-rsid="001c1a19"/>
    </style:style>
    <style:style style:name="P8" style:family="paragraph" style:parent-style-name="Standard">
      <style:text-properties officeooo:rsid="001e173c" officeooo:paragraph-rsid="001e17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duction</text:p>
      <text:p text:style-name="P1">1: Hello, welcome</text:p>
      <text:p text:style-name="P1">2: I’m Toboter, part of crypto team since June 2021, part of multiple big discoveries, managing archival docs</text:p>
      <text:p text:style-name="P1">3: I’m summarising, explaining, help people understand, cryptography rather than less successful </text:p>
      <text:p text:style-name="P1">4: If you join: Noita Discord, silmä split, welcome!</text:p>
      <text:p text:style-name="P1">5: What are eye messages? Let me explain, skip to for spoilers:</text:p>
      <text:p text:style-name="P2">6: Noita! Play purple wizard, build wands, destroy world, cause chemical spillage! If you go to right edge of world:</text:p>
      <text:p text:style-name="P2">7: Find wall: If you manage to drill through the wall:</text:p>
      <text:p text:style-name="P2">8: There’s these. Five east, four west. Always two in same relative position</text:p>
      <text:p text:style-name="P3">9: And these are all we found. Hello back spoiler avoiders.</text:p>
      <text:p text:style-name="P4">10: These were added in October 2020. So how do we approach solving them?</text:p>
      <text:p text:style-name="P4"/>
      <text:p text:style-name="P5">Chapter 1: Trigrams – Three Eye is watching you</text:p>
      <text:p text:style-name="P6">12: Initial observations: All divisible by three, messages end on two irregular lines, slanted back or forth</text:p>
      <text:p text:style-name="P8">13: Conclusion: the eyes form interlaced triangles (trigrams)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2:50:35.820000000</meta:creation-date>
    <meta:generator>LibreOffice/7.5.8.2$Windows_X86_64 LibreOffice_project/f718d63693263970429a68f568db6046aaa9df01</meta:generator>
    <dc:date>2024-04-13T18:31:41.115000000</dc:date>
    <meta:editing-duration>PT1H52M29S</meta:editing-duration>
    <meta:editing-cycles>7</meta:editing-cycles>
    <meta:document-statistic meta:table-count="0" meta:image-count="0" meta:object-count="0" meta:page-count="1" meta:paragraph-count="14" meta:word-count="157" meta:character-count="944" meta:non-whitespace-character-count="799"/>
  </office:meta>
</office:document-meta>
</file>